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Chang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Stack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hanger.ignorableWhitespace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Stack.setOffse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hang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characters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Stack.getEnvironmentAwareConsumerWrapper( XMLConsumer consumer , int old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Item( Environment env , Processor processor , ComponentManager manager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Stack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Chang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Stack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Changer.EnvironmentChanger( XMLConsumer consumer , EnvironmentStack es , int oldOffset , int new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Chang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